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6.32mm"/>
    </style:style>
    <style:style style:name="co2" style:family="table-column">
      <style:table-column-properties fo:break-before="auto" style:column-width="34.93mm"/>
    </style:style>
    <style:style style:name="co3" style:family="table-column">
      <style:table-column-properties fo:break-before="auto" style:column-width="30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1" number:language="en" number:country="US">
      <number:number number:decimal-places="0" number:min-integer-digits="1"/>
    </number:number-style>
    <style:style style:name="ce1" style:family="table-cell" style:parent-style-name="Default" style:data-style-name="N100">
      <style:table-cell-properties fo:background-color="#0000ff"/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style:font-weight-asian="normal"/>
    </style:style>
    <style:style style:name="ce3" style:family="table-cell" style:parent-style-name="Default" style:data-style-name="N100">
      <style:table-cell-properties fo:background-color="#c0c0c0"/>
      <style:text-properties style:font-weight-asian="normal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8" style:family="table-cell" style:parent-style-name="Default" style:data-style-name="N10001"/>
    <style:style style:name="ce9" style:family="table-cell" style:parent-style-name="Default" style:data-style-name="N10001">
      <style:table-cell-properties fo:background-color="#c0c0c0"/>
    </style:style>
    <style:style style:name="ce10" style:family="table-cell" style:parent-style-name="Default" style:data-style-name="N107">
      <style:table-cell-properties fo:background-color="transparent"/>
    </style:style>
    <style:style style:name="ce11" style:family="table-cell" style:parent-style-name="Default" style:data-style-name="N107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107">
      <style:table-cell-properties fo:background-color="transparent"/>
      <style:text-properties style:text-underline-style="solid" style:text-underline-width="auto" style:text-underline-color="font-color"/>
    </style:style>
    <style:style style:name="ce13" style:family="table-cell" style:parent-style-name="Default" style:data-style-name="N107">
      <style:table-cell-properties fo:background-color="#c0c0c0"/>
    </style:style>
    <style:style style:name="ce14" style:family="table-cell" style:parent-style-name="Default">
      <style:table-cell-properties fo:background-color="#0000ff"/>
    </style:style>
    <style:style style:name="ce1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6" style:family="table-cell" style:parent-style-name="Default" style:data-style-name="N107"/>
    <style:style style:name="ce17" style:family="table-cell" style:parent-style-name="Default" style:data-style-name="N107">
      <style:text-properties fo:font-weight="bold" style:font-weight-asian="bold" style:font-weight-complex="bold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ce16"/>
        <table:table-column table:style-name="co4" table:number-columns-repeated="1017" table:default-cell-style-name="Default"/>
        <table:table-row table:style-name="ro1">
          <table:table-cell table:style-name="ce1"/>
          <table:table-cell table:style-name="ce6" office:value-type="string" calcext:value-type="string">
            <text:p>Attacker</text:p>
          </table:table-cell>
          <table:table-cell table:style-name="ce6" office:value-type="string" calcext:value-type="string">
            <text:p>Victim</text:p>
          </table:table-cell>
          <table:table-cell table:style-name="ce7" office:value-type="string" calcext:value-type="string">
            <text:p>% pacotes enviados pelo atacante e tratados pela vítima</text:p>
          </table:table-cell>
          <table:table-cell table:style-name="ce7" office:value-type="string" calcext:value-type="string">
            <text:p>% comparação vitima Com e Sem Of-IDPS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Média</text:p>
          </table:table-cell>
          <table:table-cell table:style-name="ce7"/>
          <table:table-cell table:style-name="ce14"/>
          <table:table-cell table:number-columns-repeated="1019"/>
        </table:table-row>
        <table:table-row table:style-name="ro2">
          <table:table-cell table:style-name="ce2" office:value-type="string" calcext:value-type="string">
            <text:p>5000-10-3-3</text:p>
          </table:table-cell>
          <table:table-cell table:style-name="ce8" office:value-type="float" office:value="5017.20476190476" calcext:value-type="float">
            <text:p>5017</text:p>
          </table:table-cell>
          <table:table-cell table:style-name="ce8" office:value-type="float" office:value="1257.6170995671" calcext:value-type="float">
            <text:p>1258</text:p>
          </table:table-cell>
          <table:table-cell table:style-name="ce10" table:formula="of:=100-([.C3]*100)/[.B3]" office:value-type="float" office:value="74.9339092333626" calcext:value-type="float">
            <text:p>74,9</text:p>
          </table:table-cell>
          <table:table-cell table:style-name="ce10" table:formula="of:=100-([.C3]*100)/[.C6]" office:value-type="float" office:value="87.3801643730598" calcext:value-type="float">
            <text:p>87,4</text:p>
          </table:table-cell>
          <table:table-cell table:style-name="ce10" table:formula="of:=([.D3]*100)/[.D6]" office:value-type="float" office:value="-76.0601956978519" calcext:value-type="float">
            <text:p>-76,1</text:p>
          </table:table-cell>
          <table:table-cell office:value-type="string" calcext:value-type="string">
            <text:p>pior</text:p>
          </table:table-cell>
          <table:table-cell table:style-name="ce10" office:value-type="float" office:value="25.0660907666374" calcext:value-type="float">
            <text:p>25,1</text:p>
          </table:table-cell>
          <table:table-cell office:value-type="string" calcext:value-type="string">
            <text:p>pior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5000-30-3-3</text:p>
          </table:table-cell>
          <table:table-cell table:style-name="ce8" office:value-type="float" office:value="5016.70238095238" calcext:value-type="float">
            <text:p>5017</text:p>
          </table:table-cell>
          <table:table-cell table:style-name="ce8" office:value-type="float" office:value="956.621367521368" calcext:value-type="float">
            <text:p>957</text:p>
          </table:table-cell>
          <table:table-cell table:style-name="ce11" table:formula="of:=100-([.C4]*100)/[.B4]" office:value-type="float" office:value="80.9312712838316" calcext:value-type="float">
            <text:p>80,9</text:p>
          </table:table-cell>
          <table:table-cell table:style-name="ce11" table:formula="of:=100-([.C4]*100)/[.C6]" office:value-type="float" office:value="90.4005723049615" calcext:value-type="float">
            <text:p>90,4</text:p>
          </table:table-cell>
          <table:table-cell table:style-name="ce11" table:formula="of:=([.D4]*100)/[.D6]" office:value-type="float" office:value="-82.1477004856903" calcext:value-type="float">
            <text:p>-82,1</text:p>
          </table:table-cell>
          <table:table-cell/>
          <table:table-cell table:style-name="ce11" office:value-type="float" office:value="19.0687287161684" calcext:value-type="float">
            <text:p>19,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000-60-3-3</text:p>
          </table:table-cell>
          <table:table-cell table:style-name="ce8" office:value-type="float" office:value="5035.33166833167" calcext:value-type="float">
            <text:p>5035</text:p>
          </table:table-cell>
          <table:table-cell table:style-name="ce8" office:value-type="float" office:value="1044.26175491176" calcext:value-type="float">
            <text:p>1044</text:p>
          </table:table-cell>
          <table:table-cell table:style-name="ce12" table:formula="of:=100-([.C5]*100)/[.B5]" office:value-type="float" office:value="79.2613113952482" calcext:value-type="float">
            <text:p>79,3</text:p>
          </table:table-cell>
          <table:table-cell table:style-name="ce12" table:formula="of:=100-([.C5]*100)/[.C6]" office:value-type="float" office:value="89.521125545269" calcext:value-type="float">
            <text:p>89,5</text:p>
          </table:table-cell>
          <table:table-cell table:style-name="ce10" table:formula="of:=([.D5]*100)/[.D6]" office:value-type="float" office:value="-80.4526404356713" calcext:value-type="float">
            <text:p>-80,5</text:p>
          </table:table-cell>
          <table:table-cell/>
          <table:table-cell table:style-name="ce12" office:value-type="float" office:value="20.7386886047518" calcext:value-type="float">
            <text:p>20,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em Of-IDPS</text:p>
          </table:table-cell>
          <table:table-cell table:style-name="ce9" office:value-type="float" office:value="5019.86666666667" calcext:value-type="float">
            <text:p>5020</text:p>
          </table:table-cell>
          <table:table-cell table:style-name="ce9" office:value-type="float" office:value="9965.4" calcext:value-type="float">
            <text:p>9965</text:p>
          </table:table-cell>
          <table:table-cell table:style-name="ce13" table:formula="of:=100-([.C6]*100)/[.B6]" office:value-type="float" office:value="-98.5192169778744" calcext:value-type="float">
            <text:p>-98,5</text:p>
          </table:table-cell>
          <table:table-cell table:style-name="ce13" table:formula="of:=100-([.C6]*100)/[.C6]" office:value-type="float" office:value="0" calcext:value-type="float">
            <text:p>0,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10000-10-3-3</text:p>
          </table:table-cell>
          <table:table-cell table:style-name="ce8" office:value-type="float" office:value="10147.0031746032" calcext:value-type="float">
            <text:p>10147</text:p>
          </table:table-cell>
          <table:table-cell table:style-name="ce8" office:value-type="float" office:value="1135.39682539683" calcext:value-type="float">
            <text:p>1135</text:p>
          </table:table-cell>
          <table:table-cell table:style-name="ce12" table:formula="of:=100-([.C7]*100)/[.B7]" office:value-type="float" office:value="88.8105206447693" calcext:value-type="float">
            <text:p>88,8</text:p>
          </table:table-cell>
          <table:table-cell table:style-name="ce12" table:formula="of:=100-([.C7]*100)/[.C10]" office:value-type="float" office:value="94.2967428684967" calcext:value-type="float">
            <text:p>94,3</text:p>
          </table:table-cell>
          <table:table-cell table:style-name="ce10" table:formula="of:=([.D7]*100)/[.D10]" office:value-type="float" office:value="-89.9768191866916" calcext:value-type="float">
            <text:p>-90,0</text:p>
          </table:table-cell>
          <table:table-cell/>
          <table:table-cell table:style-name="ce12" office:value-type="float" office:value="11.1894793552307" calcext:value-type="float">
            <text:p>11,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000-30-3-3</text:p>
          </table:table-cell>
          <table:table-cell table:style-name="ce8" office:value-type="float" office:value="10199.7730769231" calcext:value-type="float">
            <text:p>10200</text:p>
          </table:table-cell>
          <table:table-cell table:style-name="ce8" office:value-type="float" office:value="1007.79047619048" calcext:value-type="float">
            <text:p>1008</text:p>
          </table:table-cell>
          <table:table-cell table:style-name="ce11" table:formula="of:=100-([.C8]*100)/[.B8]" office:value-type="float" office:value="90.1194813983598" calcext:value-type="float">
            <text:p>90,1</text:p>
          </table:table-cell>
          <table:table-cell table:style-name="ce11" table:formula="of:=100-([.C8]*100)/[.C10]" office:value-type="float" office:value="94.9377274166804" calcext:value-type="float">
            <text:p>94,9</text:p>
          </table:table-cell>
          <table:table-cell table:style-name="ce11" table:formula="of:=([.D8]*100)/[.D10]" office:value-type="float" office:value="-91.30296978454" calcext:value-type="float">
            <text:p>-91,3</text:p>
          </table:table-cell>
          <table:table-cell/>
          <table:table-cell table:style-name="ce11" office:value-type="float" office:value="9.88051860164024" calcext:value-type="float">
            <text:p>9,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000-60-3-3</text:p>
          </table:table-cell>
          <table:table-cell table:style-name="ce8" office:value-type="float" office:value="10264.5258241758" calcext:value-type="float">
            <text:p>10265</text:p>
          </table:table-cell>
          <table:table-cell table:style-name="ce8" office:value-type="float" office:value="1215.72527472527" calcext:value-type="float">
            <text:p>1216</text:p>
          </table:table-cell>
          <table:table-cell table:style-name="ce10" table:formula="of:=100-([.C9]*100)/[.B9]" office:value-type="float" office:value="88.1560503081214" calcext:value-type="float">
            <text:p>88,2</text:p>
          </table:table-cell>
          <table:table-cell table:style-name="ce10" table:formula="of:=100-([.C9]*100)/[.C10]" office:value-type="float" office:value="93.893241827057" calcext:value-type="float">
            <text:p>93,9</text:p>
          </table:table-cell>
          <table:table-cell table:style-name="ce10" table:formula="of:=([.D9]*100)/[.D10]" office:value-type="float" office:value="-89.3137540597664" calcext:value-type="float">
            <text:p>-89,3</text:p>
          </table:table-cell>
          <table:table-cell office:value-type="string" calcext:value-type="string">
            <text:p>médio</text:p>
          </table:table-cell>
          <table:table-cell table:style-name="ce10" office:value-type="float" office:value="11.8439496918786" calcext:value-type="float">
            <text:p>11,8</text:p>
          </table:table-cell>
          <table:table-cell office:value-type="string" calcext:value-type="string">
            <text:p>médio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Sem Of-IDPS</text:p>
          </table:table-cell>
          <table:table-cell table:style-name="ce9" office:value-type="float" office:value="10018.8666666667" calcext:value-type="float">
            <text:p>10019</text:p>
          </table:table-cell>
          <table:table-cell table:style-name="ce9" office:value-type="float" office:value="19907.8666666667" calcext:value-type="float">
            <text:p>19908</text:p>
          </table:table-cell>
          <table:table-cell table:style-name="ce13" table:formula="of:=100-([.C10]*100)/[.B10]" office:value-type="float" office:value="-98.7037788705306" calcext:value-type="float">
            <text:p>-98,7</text:p>
          </table:table-cell>
          <table:table-cell table:style-name="ce13" table:formula="of:=100-([.C10]*100)/[.C10]" office:value-type="float" office:value="0" calcext:value-type="float">
            <text:p>0,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000-10-3-3</text:p>
          </table:table-cell>
          <table:table-cell table:style-name="ce8" office:value-type="float" office:value="20173.0417582417" calcext:value-type="float">
            <text:p>20173</text:p>
          </table:table-cell>
          <table:table-cell table:style-name="ce8" office:value-type="float" office:value="991.281410256413" calcext:value-type="float">
            <text:p>991</text:p>
          </table:table-cell>
          <table:table-cell table:style-name="ce11" table:formula="of:=100-([.C11]*100)/[.B11]" office:value-type="float" office:value="95.0861083710818" calcext:value-type="float">
            <text:p>95,1</text:p>
          </table:table-cell>
          <table:table-cell table:style-name="ce11" table:formula="of:=100-([.C11]*100)/[.C14]" office:value-type="float" office:value="97.5146905604531" calcext:value-type="float">
            <text:p>97,5</text:p>
          </table:table-cell>
          <table:table-cell table:style-name="ce11" table:formula="of:=([.D11]*100)/[.D14]" office:value-type="float" office:value="-96.2947853582947" calcext:value-type="float">
            <text:p>-96,3</text:p>
          </table:table-cell>
          <table:table-cell office:value-type="string" calcext:value-type="string">
            <text:p>melhor</text:p>
          </table:table-cell>
          <table:table-cell table:style-name="ce11" office:value-type="float" office:value="4.91389162891821" calcext:value-type="float">
            <text:p>4,9</text:p>
          </table:table-cell>
          <table:table-cell office:value-type="string" calcext:value-type="string">
            <text:p>melhor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0000-30-3-3</text:p>
          </table:table-cell>
          <table:table-cell table:style-name="ce8" office:value-type="float" office:value="20322.67998668" calcext:value-type="float">
            <text:p>20323</text:p>
          </table:table-cell>
          <table:table-cell table:style-name="ce8" office:value-type="float" office:value="1080.29903429903" calcext:value-type="float">
            <text:p>1080</text:p>
          </table:table-cell>
          <table:table-cell table:style-name="ce10" table:formula="of:=100-([.C12]*100)/[.B12]" office:value-type="float" office:value="94.684268831635" calcext:value-type="float">
            <text:p>94,7</text:p>
          </table:table-cell>
          <table:table-cell table:style-name="ce10" table:formula="of:=100-([.C12]*100)/[.C14]" office:value-type="float" office:value="97.2915083853108" calcext:value-type="float">
            <text:p>97,3</text:p>
          </table:table-cell>
          <table:table-cell table:style-name="ce10" table:formula="of:=([.D12]*100)/[.D14]" office:value-type="float" office:value="-95.8878378781381" calcext:value-type="float">
            <text:p>-95,9</text:p>
          </table:table-cell>
          <table:table-cell/>
          <table:table-cell table:style-name="ce10" office:value-type="float" office:value="5.31573116836503" calcext:value-type="float">
            <text:p>5,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000-60-3-3</text:p>
          </table:table-cell>
          <table:table-cell table:style-name="ce8" office:value-type="float" office:value="20195.1619047619" calcext:value-type="float">
            <text:p>20195</text:p>
          </table:table-cell>
          <table:table-cell table:style-name="ce8" office:value-type="float" office:value="990.504761904762" calcext:value-type="float">
            <text:p>991</text:p>
          </table:table-cell>
          <table:table-cell table:style-name="ce11" table:formula="of:=100-([.C13]*100)/[.B13]" office:value-type="float" office:value="95.0953363653341" calcext:value-type="float">
            <text:p>95,1</text:p>
          </table:table-cell>
          <table:table-cell table:style-name="ce11" table:formula="of:=100-([.C13]*100)/[.C14]" office:value-type="float" office:value="97.5166377486678" calcext:value-type="float">
            <text:p>97,5</text:p>
          </table:table-cell>
          <table:table-cell table:style-name="ce11" table:formula="of:=([.D13]*100)/[.D14]" office:value-type="float" office:value="-96.3041306532177" calcext:value-type="float">
            <text:p>-96,3</text:p>
          </table:table-cell>
          <table:table-cell office:value-type="string" calcext:value-type="string">
            <text:p>melhor</text:p>
          </table:table-cell>
          <table:table-cell table:style-name="ce11" office:value-type="float" office:value="4.90466363466592" calcext:value-type="float">
            <text:p>4,9</text:p>
          </table:table-cell>
          <table:table-cell office:value-type="string" calcext:value-type="string">
            <text:p>melho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Sem Of-IDPS</text:p>
          </table:table-cell>
          <table:table-cell table:style-name="ce9" office:value-type="float" office:value="20068.7666666666" calcext:value-type="float">
            <text:p>20069</text:p>
          </table:table-cell>
          <table:table-cell table:style-name="ce9" office:value-type="float" office:value="39885.6333333333" calcext:value-type="float">
            <text:p>39886</text:p>
          </table:table-cell>
          <table:table-cell table:style-name="ce13" table:formula="of:=100-([.C14]*100)/[.B14]" office:value-type="float" office:value="-98.7448157418747" calcext:value-type="float">
            <text:p>-98,7</text:p>
          </table:table-cell>
          <table:table-cell table:style-name="ce13" table:formula="of:=100-([.C14]*100)/[.C14]" office:value-type="float" office:value="0" calcext:value-type="float">
            <text:p>0,0</text:p>
          </table:table-cell>
          <table:table-cell table:number-columns-repeated="1019"/>
        </table:table-row>
        <table:table-row table:style-name="ro2">
          <table:table-cell table:style-name="ce4" table:number-columns-repeated="4"/>
          <table:table-cell table:style-name="ce15"/>
          <table:table-cell table:number-columns-repeated="1019"/>
        </table:table-row>
        <table:table-row table:style-name="ro2">
          <table:table-cell table:style-name="ce4" office:value-type="float" office:value="5000" calcext:value-type="float">
            <text:p>5000</text:p>
          </table:table-cell>
          <table:table-cell table:style-name="ce4" table:formula="of:=AVERAGE([.B3:.B5])" office:value-type="float" office:value="5023.0796037296" calcext:value-type="float">
            <text:p>5023,0796037296</text:p>
          </table:table-cell>
          <table:table-cell table:style-name="ce4" table:formula="of:=AVERAGE([.C3:.C5])" office:value-type="float" office:value="1086.16674066674" calcext:value-type="float">
            <text:p>1086,1667406668</text:p>
          </table:table-cell>
          <table:table-cell table:style-name="ce4" table:formula="of:=AVERAGE([.D3:.D5])" office:value-type="float" office:value="78.3754973041475" calcext:value-type="float">
            <text:p>78,3754973041</text:p>
          </table:table-cell>
          <table:table-cell table:style-name="ce4" table:formula="of:=AVERAGE([.E3:.E5])" office:value-type="float" office:value="89.1006207410968" calcext:value-type="float">
            <text:p>89,1006207411</text:p>
          </table:table-cell>
          <table:table-cell table:number-columns-repeated="1019"/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formula="of:=AVERAGE([.B7:.B9])" office:value-type="float" office:value="10203.7673585674" calcext:value-type="float">
            <text:p>10203,7673585674</text:p>
          </table:table-cell>
          <table:table-cell table:formula="of:=AVERAGE([.C7:.C9])" office:value-type="float" office:value="1119.63752543753" calcext:value-type="float">
            <text:p>1119,6375254375</text:p>
          </table:table-cell>
          <table:table-cell table:formula="of:=AVERAGE([.D7:.D9])" office:value-type="float" office:value="89.0286841170835" calcext:value-type="float">
            <text:p>89,0286841171</text:p>
          </table:table-cell>
          <table:table-cell table:formula="of:=AVERAGE([.E7:.E9])" office:value-type="float" office:value="94.3759040374114" calcext:value-type="float">
            <text:p>94,3759040374</text:p>
          </table:table-cell>
          <table:table-cell table:number-columns-repeated="1019"/>
        </table:table-row>
        <table:table-row table:style-name="ro2">
          <table:table-cell office:value-type="float" office:value="20000" calcext:value-type="float">
            <text:p>20000</text:p>
          </table:table-cell>
          <table:table-cell table:formula="of:=AVERAGE([.B11:.B13])" office:value-type="float" office:value="20230.2945498945" calcext:value-type="float">
            <text:p>20230,2945498945</text:p>
          </table:table-cell>
          <table:table-cell table:formula="of:=AVERAGE([.C11:.C13])" office:value-type="float" office:value="1020.69506882007" calcext:value-type="float">
            <text:p>1020,6950688201</text:p>
          </table:table-cell>
          <table:table-cell table:formula="of:=AVERAGE([.D11:.D13])" office:value-type="float" office:value="94.9552378560169" calcext:value-type="float">
            <text:p>94,955237856</text:p>
          </table:table-cell>
          <table:table-cell table:formula="of:=AVERAGE([.E11:.E13])" office:value-type="float" office:value="97.4409455648106" calcext:value-type="float">
            <text:p>97,440945564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média</text:p>
          </table:table-cell>
          <table:table-cell table:style-name="ce5" table:formula="of:=AVERAGE([.B16:.B18])" office:value-type="float" office:value="11819.0471707305" calcext:value-type="float">
            <text:p>11819,0471707305</text:p>
          </table:table-cell>
          <table:table-cell table:style-name="ce5" table:formula="of:=AVERAGE([.C16:.C18])" office:value-type="float" office:value="1075.49977830811" calcext:value-type="float">
            <text:p>1075,4997783081</text:p>
          </table:table-cell>
          <table:table-cell table:style-name="ce5" table:formula="of:=AVERAGE([.D16:.D18])" office:value-type="float" office:value="87.4531397590826" calcext:value-type="float">
            <text:p>87,4531397591</text:p>
          </table:table-cell>
          <table:table-cell table:style-name="ce5" table:formula="of:=AVERAGE([.E16:.E18])" office:value-type="float" office:value="93.6391567811062" calcext:value-type="float">
            <text:p>93,6391567811</text:p>
          </table:table-cell>
          <table:table-cell table:style-name="ce17" table:number-columns-repeated="2"/>
          <table:table-cell table:style-name="ce5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melhor</text:p>
          </table:table-cell>
          <table:table-cell office:value-type="string" calcext:value-type="string">
            <text:p>mínimo</text:p>
          </table:table-cell>
          <table:table-cell table:formula="of:=MIN([.F3:.F13])" office:value-type="float" office:value="-96.3041306532177" calcext:value-type="float">
            <text:p>-96,3</text:p>
          </table:table-cell>
          <table:table-cell table:formula="of:=100-[.F21]" office:value-type="float" office:value="196.304130653218" calcext:value-type="float">
            <text:p>196,3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médio</text:p>
          </table:table-cell>
          <table:table-cell table:formula="of:=AVERAGE([.F3:.F13])" office:value-type="float" office:value="-88.637870393318" calcext:value-type="float">
            <text:p>-88,6</text:p>
          </table:table-cell>
          <table:table-cell table:formula="of:=100-[.F22]" office:value-type="float" office:value="188.637870393318" calcext:value-type="float">
            <text:p>188,6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pior</text:p>
          </table:table-cell>
          <table:table-cell office:value-type="string" calcext:value-type="string">
            <text:p>máximo</text:p>
          </table:table-cell>
          <table:table-cell table:formula="of:=MAX([.F3:.F13])" office:value-type="float" office:value="-76.0601956978519" calcext:value-type="float">
            <text:p>-76,1</text:p>
          </table:table-cell>
          <table:table-cell table:formula="of:=100-[.F23]" office:value-type="float" office:value="176.060195697852" calcext:value-type="float">
            <text:p>176,1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melhor</text:p>
          </table:table-cell>
          <table:table-cell table:style-name="Default" office:value-type="string" calcext:value-type="string">
            <text:p>mínimo</text:p>
          </table:table-cell>
          <table:table-cell table:formula="of:=MIN([.H3:.H18])" office:value-type="float" office:value="4.90466363466592" calcext:value-type="float">
            <text:p>4,9</text:p>
          </table:table-cell>
          <table:table-cell table:style-name="ce16" table:formula="of:=100-[.G26]" office:value-type="float" office:value="95.0953363653341" calcext:value-type="float">
            <text:p>95,1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médio</text:p>
          </table:table-cell>
          <table:table-cell table:style-name="Default" office:value-type="string" calcext:value-type="string">
            <text:p>médio</text:p>
          </table:table-cell>
          <table:table-cell table:formula="of:=AVERAGE([.H3:.H18])" office:value-type="float" office:value="12.5468602409174" calcext:value-type="float">
            <text:p>12,5</text:p>
          </table:table-cell>
          <table:table-cell table:style-name="ce16" table:formula="of:=100-[.G27]" office:value-type="float" office:value="87.4531397590826" calcext:value-type="float">
            <text:p>87,5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pior</text:p>
          </table:table-cell>
          <table:table-cell table:style-name="Default" office:value-type="string" calcext:value-type="string">
            <text:p>máximo</text:p>
          </table:table-cell>
          <table:table-cell table:formula="of:=MAX([.H3:.H18])" office:value-type="float" office:value="25.0660907666374" calcext:value-type="float">
            <text:p>25,1</text:p>
          </table:table-cell>
          <table:table-cell table:style-name="ce16" table:formula="of:=100-[.G28]" office:value-type="float" office:value="74.9339092333626" calcext:value-type="float">
            <text:p>74,9</text:p>
          </table:table-cell>
          <table:table-cell table:number-columns-repeated="1016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0120" number:language="en" number:country="US">
      <number:number number:decimal-places="9" number:min-integer-digits="1"/>
    </number:number-style>
    <number:number-style style:name="N10121" number:language="en" number:country="US">
      <number:number number:decimal-places="10" number:min-integer-digits="1"/>
    </number:number-style>
    <number:number-style style:name="N10122" number:language="en" number:country="US">
      <number:number number:decimal-places="11" number:min-integer-digits="1"/>
    </number:number-style>
    <number:number-style style:name="N10123" number:language="en" number:country="US">
      <number:number number:decimal-places="8" number:min-integer-digits="1"/>
    </number:number-style>
    <number:number-style style:name="N10124" number:language="en" number:country="US">
      <number:number number:decimal-places="7" number:min-integer-digits="1"/>
    </number:number-style>
    <number:number-style style:name="N10125" number:language="en" number:country="US">
      <number:number number:decimal-places="6" number:min-integer-digits="1"/>
    </number:number-style>
    <number:number-style style:name="N10126" number:language="en" number:country="US">
      <number:number number:decimal-places="5" number:min-integer-digits="1"/>
    </number:number-style>
    <number:number-style style:name="N10127" number:language="en" number:country="US">
      <number:number number:decimal-places="4" number:min-integer-digits="1"/>
    </number:number-style>
    <number:number-style style:name="N10128" number:language="en" number:country="US">
      <number:number number:decimal-places="3" number:min-integer-digits="1"/>
    </number:number-style>
    <number:number-style style:name="N10129" number:language="en" number:country="US">
      <number:number number:decimal-places="1" number:min-integer-digits="1"/>
    </number:number-style>
    <number:number-style style:name="N10130" number:language="en" number:country="US">
      <number:number number:decimal-places="12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/00/0000</text:date>, <text:time style:data-style-name="N2" text:time-value="11:05:31.7086150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8T23:15:19</meta:creation-date>
    <dc:date>2016-02-27T11:08:28.733354555</dc:date>
    <meta:editing-duration>PT8H29M11S</meta:editing-duration>
    <meta:editing-cycles>5</meta:editing-cycles>
    <meta:generator>LibreOffice/4.4.3.2$Linux_X86_64 LibreOffice_project/88805f81e9fe61362df02b9941de8e38a9b5fd16</meta:generator>
    <meta:document-statistic meta:table-count="1" meta:cell-count="136" meta:object-count="0"/>
  </office:meta>
</office:document-meta>
</file>